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en" fo:country="US" officeooo:rsid="001e7138" officeooo:paragraph-rsid="001e7138"/>
    </style:style>
    <style:style style:name="P2" style:family="paragraph" style:parent-style-name="Text_20_body">
      <style:text-properties officeooo:paragraph-rsid="001e713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language="en" fo:country="US" officeooo:rsid="001e7138" officeooo:paragraph-rsid="001e7138"/>
    </style:style>
    <style:style style:name="P5" style:family="paragraph" style:parent-style-name="Text_20_body" style:list-style-name="L2">
      <style:text-properties fo:language="en" fo:country="US" officeooo:rsid="001e7138" officeooo:paragraph-rsid="001e7138"/>
    </style:style>
    <style:style style:name="P6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officeooo:rsid="001e71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ty – Algorithms - Solution</text:h>
      <text:h text:style-name="Heading_20_1" text:outline-level="1">Problem 1: Calculating the Sum of an Array</text:h>
      <text:h text:style-name="Heading_20_2" text:outline-level="2">Problem Statement:</text:h>
      <text:p text:style-name="Text_20_body">Write an algorithm that calculates the sum of all numbers in a given array of integers.</text:p>
      <text:p text:style-name="Text_20_body">1. Pseudocode:</text:p>
      <text:p text:style-name="P2"><text:span text:style-name="Variable">Start</text:span></text:p>
      <text:p text:style-name="P2"><text:span text:style-name="Variable">Create variable sum and set it to 0</text:span></text:p>
      <text:p text:style-name="P2"><text:span text:style-name="Variable">For each number in the array </text:span></text:p>
      <text:p text:style-name="P2"><text:span text:style-name="Variable"><text:tab/>Add number to sum </text:span></text:p>
      <text:p text:style-name="P2"><text:span text:style-name="Variable">End For </text:span></text:p>
      <text:p text:style-name="P2"><text:span text:style-name="Variable">Display the value of variable sum to user </text:span></text:p>
      <text:p text:style-name="P2"><text:span text:style-name="Variable">End</text:span></text:p>
      <text:p text:style-name="Text_20_body">2. Translate to C#</text:p>
      <text:list xml:id="list981000839" text:style-name="L1">
        <text:list-item>
          <text:p text:style-name="P3">Initialization: <text:span text:style-name="T2">Create a variable named sum with value of 0</text:span>.</text:p>
        </text:list-item>
        <text:list-item>
          <text:p text:style-name="P3">Iteration: A <text:span text:style-name="Variable">foreach</text:span> loop is used to iterate through each element in the array.</text:p>
        </text:list-item>
        <text:list-item>
          <text:p text:style-name="P4">Summing: Add each element of the array to the sum variable</text:p>
        </text:list-item>
        <text:list-item>
          <text:p text:style-name="P3">Output: <text:span text:style-name="T2">Display the value of sum to user.</text:span></text:p>
        </text:list-item>
      </text:list>
      <text:p text:style-name="Text_20_body"/>
      <text:h text:style-name="Heading_20_1" text:outline-level="1">Problem 2: Counting the Number of Vowels in a String</text:h>
      <text:h text:style-name="Heading_20_2" text:outline-level="2">Problem Statement:</text:h>
      <text:p text:style-name="Text_20_body">Write an algorithm to count the number of vowels (a, e, i, o, u) in a given string.</text:p>
      <text:p text:style-name="Text_20_body">1. Pseudocode:</text:p>
      <text:p text:style-name="P2"><text:span text:style-name="Variable">Start</text:span></text:p>
      <text:p text:style-name="P2"><text:span text:style-name="Variable">Create variable vowelCount and set to 0</text:span></text:p>
      <text:p text:style-name="P2"><text:span text:style-name="Variable">For each character in the string</text:span></text:p>
      <text:p text:style-name="P2"><text:span text:style-name="Variable"><text:tab/>If character is a vowel</text:span></text:p>
      <text:p text:style-name="P2"><text:soft-page-break/><text:span text:style-name="Variable"><text:tab/><text:tab/>Add 1 to vowelCount</text:span></text:p>
      <text:p text:style-name="P2"><text:span text:style-name="Variable">End For </text:span></text:p>
      <text:p text:style-name="P2"><text:span text:style-name="Variable">Print vowelCount</text:span></text:p>
      <text:p text:style-name="P2"><text:span text:style-name="Variable">End</text:span></text:p>
      <text:p text:style-name="Text_20_body">2. Translate to C#</text:p>
      <text:list xml:id="list25006261" text:style-name="L2">
        <text:list-item>
          <text:p text:style-name="P6">Initialization: The variable number is set to <text:span text:style-name="T2">0</text:span>.</text:p>
        </text:list-item>
        <text:list-item>
          <text:p text:style-name="P5">Iteration: Loop through each character of the string</text:p>
        </text:list-item>
        <text:list-item>
          <text:p text:style-name="P6">Condition Check: The if statement checks if <text:span text:style-name="T2">the character is vowel and adds one to vowelCount if true</text:span></text:p>
        </text:list-item>
        <text:list-item>
          <text:p text:style-name="P6">Output: <text:span text:style-name="T2">Prints the number of vowels in the string to the user</text:span>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3T07:33:11.790000000</meta:creation-date>
    <dc:date>2026-03-13T07:44:37.261000000</dc:date>
    <meta:editing-duration>PT6S</meta:editing-duration>
    <meta:editing-cycles>1</meta:editing-cycles>
    <meta:document-statistic meta:table-count="0" meta:image-count="0" meta:object-count="0" meta:page-count="2" meta:paragraph-count="34" meta:word-count="227" meta:character-count="1194" meta:non-whitespace-character-count="999"/>
    <meta:generator>LibreOffice/7.3.4.2$Windows_X86_64 LibreOffice_project/728fec16bd5f605073805c3c9e7c4212a0120dc5</meta:generator>
  </office:meta>
</office:document-meta>
</file>